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382in"/>
    </style:style>
    <style:style style:name="co2" style:family="table-column">
      <style:table-column-properties fo:break-before="auto" style:column-width="1.0791in"/>
    </style:style>
    <style:style style:name="co3" style:family="table-column">
      <style:table-column-properties fo:break-before="auto" style:column-width="1.003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3008in" svg:height="3.5484in" svg:x="2.5614in" svg:y="2.0894in">
            <draw:object draw:notify-on-update-of-ranges="Sheet1.A8:Sheet1.A8 Sheet1.B8:Sheet1.DG8 Sheet1.A10:Sheet1.A10 Sheet1.B10:Sheet1.DG1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101" table:default-cell-style-name="Default"/>
        <table:table-row table:style-name="ro1">
          <table:table-cell office:value-type="string" calcext:value-type="string">
            <text:p>BehaviorSpace results (NetLogo 5.0.4)</text:p>
          </table:table-cell>
          <table:table-cell table:number-columns-repeated="110"/>
        </table:table-row>
        <table:table-row table:style-name="ro2">
          <table:table-cell office:value-type="string" calcext:value-type="string">
            <text:p>vhash-testing.nlogo</text:p>
          </table:table-cell>
          <table:table-cell table:number-columns-repeated="110"/>
        </table:table-row>
        <table:table-row table:style-name="ro2">
          <table:table-cell office:value-type="string" calcext:value-type="string">
            <text:p>distance</text:p>
          </table:table-cell>
          <table:table-cell table:number-columns-repeated="110"/>
        </table:table-row>
        <table:table-row table:style-name="ro2">
          <table:table-cell office:value-type="string" calcext:value-type="string">
            <text:p>04/04/2014 13:14:47:951 -0400</text:p>
          </table:table-cell>
          <table:table-cell table:number-columns-repeated="110"/>
        </table:table-row>
        <table:table-row table:style-name="ro2">
          <table:table-cell office:value-type="string" calcext:value-type="string">
            <text:p>min-pxcor</text:p>
          </table:table-cell>
          <table:table-cell office:value-type="string" calcext:value-type="string">
            <text:p>max-pxcor</text:p>
          </table:table-cell>
          <table:table-cell office:value-type="string" calcext:value-type="string">
            <text:p>min-pycor</text:p>
          </table:table-cell>
          <table:table-cell office:value-type="string" calcext:value-type="string">
            <text:p>max-pycor</text:p>
          </table:table-cell>
          <table:table-cell table:number-columns-repeated="107"/>
        </table:table-row>
        <table:table-row table:style-name="ro2">
          <table:table-cell office:value-type="float" office:value="-50" calcext:value-type="float">
            <text:p>-50</text:p>
          </table:table-cell>
          <table:table-cell office:value-type="float" office:value="50" calcext:value-type="float">
            <text:p>50</text:p>
          </table:table-cell>
          <table:table-cell office:value-type="float" office:value="-50" calcext:value-type="float">
            <text:p>-50</text:p>
          </table:table-cell>
          <table:table-cell office:value-type="float" office:value="50" calcext:value-type="float">
            <text:p>50</text:p>
          </table:table-cell>
          <table:table-cell table:number-columns-repeated="107"/>
        </table:table-row>
        <table:table-row table:style-name="ro2">
          <table:table-cell office:value-type="string" calcext:value-type="string">
            <text:p>[run number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popsize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10" office:value-type="float" office:value="4" calcext:value-type="float">
            <text:p>4</text:p>
          </table:table-cell>
          <table:table-cell table:number-columns-repeated="10" office:value-type="float" office:value="8" calcext:value-type="float">
            <text:p>8</text:p>
          </table:table-cell>
          <table:table-cell table:number-columns-repeated="10" office:value-type="float" office:value="16" calcext:value-type="float">
            <text:p>16</text:p>
          </table:table-cell>
          <table:table-cell table:number-columns-repeated="10" office:value-type="float" office:value="32" calcext:value-type="float">
            <text:p>32</text:p>
          </table:table-cell>
          <table:table-cell table:number-columns-repeated="10" office:value-type="float" office:value="64" calcext:value-type="float">
            <text:p>64</text:p>
          </table:table-cell>
          <table:table-cell table:number-columns-repeated="10" office:value-type="float" office:value="128" calcext:value-type="float">
            <text:p>128</text:p>
          </table:table-cell>
          <table:table-cell table:number-columns-repeated="10" office:value-type="float" office:value="256" calcext:value-type="float">
            <text:p>256</text:p>
          </table:table-cell>
          <table:table-cell table:number-columns-repeated="10" office:value-type="float" office:value="512" calcext:value-type="float">
            <text:p>512</text:p>
          </table:table-cell>
          <table:table-cell table:number-columns-repeated="10" office:value-type="float" office:value="1024" calcext:value-type="float">
            <text:p>1024</text:p>
          </table:table-cell>
          <table:table-cell table:number-columns-repeated="10" office:value-type="float" office:value="2048" calcext:value-type="float">
            <text:p>2048</text:p>
          </table:table-cell>
        </table:table-row>
        <table:table-row table:style-name="ro2">
          <table:table-cell office:value-type="string" calcext:value-type="string">
            <text:p>[reporter]</text:p>
          </table:table-cell>
          <table:table-cell table:number-columns-repeated="110" office:value-type="string" calcext:value-type="string">
            <text:p>average</text:p>
          </table:table-cell>
        </table:table-row>
        <table:table-row table:style-name="ro2">
          <table:table-cell office:value-type="string" calcext:value-type="string">
            <text:p>[final]</text:p>
          </table:table-cell>
          <table:table-cell office:value-type="float" office:value="15.393541876892" calcext:value-type="float">
            <text:p>15.3935418769</text:p>
          </table:table-cell>
          <table:table-cell office:value-type="float" office:value="20.0100857286939" calcext:value-type="float">
            <text:p>20.0100857287</text:p>
          </table:table-cell>
          <table:table-cell office:value-type="float" office:value="24.3635443037975" calcext:value-type="float">
            <text:p>24.3635443038</text:p>
          </table:table-cell>
          <table:table-cell office:value-type="float" office:value="19.3444276348966" calcext:value-type="float">
            <text:p>19.3444276349</text:p>
          </table:table-cell>
          <table:table-cell office:value-type="float" office:value="18.6230419403739" calcext:value-type="float">
            <text:p>18.6230419404</text:p>
          </table:table-cell>
          <table:table-cell office:value-type="float" office:value="19.0972292191436" calcext:value-type="float">
            <text:p>19.0972292191</text:p>
          </table:table-cell>
          <table:table-cell office:value-type="float" office:value="21.5434343434343" calcext:value-type="float">
            <text:p>21.5434343434</text:p>
          </table:table-cell>
          <table:table-cell office:value-type="float" office:value="25.3323216995448" calcext:value-type="float">
            <text:p>25.3323216995</text:p>
          </table:table-cell>
          <table:table-cell office:value-type="float" office:value="5.83149448345035" calcext:value-type="float">
            <text:p>5.8314944835</text:p>
          </table:table-cell>
          <table:table-cell office:value-type="float" office:value="16.2556618017111" calcext:value-type="float">
            <text:p>16.2556618017</text:p>
          </table:table-cell>
          <table:table-cell office:value-type="float" office:value="31.6288032454361" calcext:value-type="float">
            <text:p>31.6288032454</text:p>
          </table:table-cell>
          <table:table-cell office:value-type="float" office:value="34.0102040816326" calcext:value-type="float">
            <text:p>34.0102040816</text:p>
          </table:table-cell>
          <table:table-cell office:value-type="float" office:value="25.8262411347518" calcext:value-type="float">
            <text:p>25.8262411348</text:p>
          </table:table-cell>
          <table:table-cell office:value-type="float" office:value="25.3641442356526" calcext:value-type="float">
            <text:p>25.3641442357</text:p>
          </table:table-cell>
          <table:table-cell office:value-type="float" office:value="17.9580171977744" calcext:value-type="float">
            <text:p>17.9580171978</text:p>
          </table:table-cell>
          <table:table-cell office:value-type="float" office:value="33.3433367243133" calcext:value-type="float">
            <text:p>33.3433367243</text:p>
          </table:table-cell>
          <table:table-cell office:value-type="float" office:value="23.6104356636272" calcext:value-type="float">
            <text:p>23.6104356636</text:p>
          </table:table-cell>
          <table:table-cell office:value-type="float" office:value="27.6325910931174" calcext:value-type="float">
            <text:p>27.6325910931</text:p>
          </table:table-cell>
          <table:table-cell office:value-type="float" office:value="32.8043699186992" calcext:value-type="float">
            <text:p>32.8043699187</text:p>
          </table:table-cell>
          <table:table-cell office:value-type="float" office:value="34.6896901980701" calcext:value-type="float">
            <text:p>34.6896901981</text:p>
          </table:table-cell>
          <table:table-cell office:value-type="float" office:value="36.1717635066259" calcext:value-type="float">
            <text:p>36.1717635066</text:p>
          </table:table-cell>
          <table:table-cell office:value-type="float" office:value="33.714865550482" calcext:value-type="float">
            <text:p>33.7148655505</text:p>
          </table:table-cell>
          <table:table-cell office:value-type="float" office:value="39.131390593047" calcext:value-type="float">
            <text:p>39.131390593</text:p>
          </table:table-cell>
          <table:table-cell office:value-type="float" office:value="34.265243902439" calcext:value-type="float">
            <text:p>34.2652439024</text:p>
          </table:table-cell>
          <table:table-cell office:value-type="float" office:value="37.5198372329603" calcext:value-type="float">
            <text:p>37.519837233</text:p>
          </table:table-cell>
          <table:table-cell office:value-type="float" office:value="38.0183486238532" calcext:value-type="float">
            <text:p>38.0183486239</text:p>
          </table:table-cell>
          <table:table-cell office:value-type="float" office:value="37.6162079510703" calcext:value-type="float">
            <text:p>37.6162079511</text:p>
          </table:table-cell>
          <table:table-cell office:value-type="float" office:value="37.6449312277127" calcext:value-type="float">
            <text:p>37.6449312277</text:p>
          </table:table-cell>
          <table:table-cell office:value-type="float" office:value="37.4226856561546" calcext:value-type="float">
            <text:p>37.4226856562</text:p>
          </table:table-cell>
          <table:table-cell office:value-type="float" office:value="33.4750762970498" calcext:value-type="float">
            <text:p>33.475076297</text:p>
          </table:table-cell>
          <table:table-cell office:value-type="float" office:value="40.7647058823529" calcext:value-type="float">
            <text:p>40.7647058824</text:p>
          </table:table-cell>
          <table:table-cell office:value-type="float" office:value="39.2496179317371" calcext:value-type="float">
            <text:p>39.2496179317</text:p>
          </table:table-cell>
          <table:table-cell office:value-type="float" office:value="41.0568065506653" calcext:value-type="float">
            <text:p>41.0568065507</text:p>
          </table:table-cell>
          <table:table-cell office:value-type="float" office:value="42.3707865168539" calcext:value-type="float">
            <text:p>42.3707865169</text:p>
          </table:table-cell>
          <table:table-cell office:value-type="float" office:value="41.6414708886619" calcext:value-type="float">
            <text:p>41.6414708887</text:p>
          </table:table-cell>
          <table:table-cell office:value-type="float" office:value="43.2685802152742" calcext:value-type="float">
            <text:p>43.2685802153</text:p>
          </table:table-cell>
          <table:table-cell office:value-type="float" office:value="38.5383435582822" calcext:value-type="float">
            <text:p>38.5383435583</text:p>
          </table:table-cell>
          <table:table-cell office:value-type="float" office:value="42.6033604887984" calcext:value-type="float">
            <text:p>42.6033604888</text:p>
          </table:table-cell>
          <table:table-cell office:value-type="float" office:value="40.9923469387755" calcext:value-type="float">
            <text:p>40.9923469388</text:p>
          </table:table-cell>
          <table:table-cell office:value-type="float" office:value="40.6398976982097" calcext:value-type="float">
            <text:p>40.6398976982</text:p>
          </table:table-cell>
          <table:table-cell office:value-type="float" office:value="43.3038363171355" calcext:value-type="float">
            <text:p>43.3038363171</text:p>
          </table:table-cell>
          <table:table-cell office:value-type="float" office:value="44.9627551020408" calcext:value-type="float">
            <text:p>44.962755102</text:p>
          </table:table-cell>
          <table:table-cell office:value-type="float" office:value="44.4156441717791" calcext:value-type="float">
            <text:p>44.4156441718</text:p>
          </table:table-cell>
          <table:table-cell office:value-type="float" office:value="45.5930292157868" calcext:value-type="float">
            <text:p>45.5930292158</text:p>
          </table:table-cell>
          <table:table-cell office:value-type="float" office:value="44.9611253196931" calcext:value-type="float">
            <text:p>44.9611253197</text:p>
          </table:table-cell>
          <table:table-cell office:value-type="float" office:value="44.3800511508951" calcext:value-type="float">
            <text:p>44.3800511509</text:p>
          </table:table-cell>
          <table:table-cell office:value-type="float" office:value="44.5038245792963" calcext:value-type="float">
            <text:p>44.5038245793</text:p>
          </table:table-cell>
          <table:table-cell office:value-type="float" office:value="43.6934493346981" calcext:value-type="float">
            <text:p>43.6934493347</text:p>
          </table:table-cell>
          <table:table-cell office:value-type="float" office:value="41.2247706422018" calcext:value-type="float">
            <text:p>41.2247706422</text:p>
          </table:table-cell>
          <table:table-cell office:value-type="float" office:value="43.7798259088582" calcext:value-type="float">
            <text:p>43.7798259089</text:p>
          </table:table-cell>
          <table:table-cell office:value-type="float" office:value="47.116863147104" calcext:value-type="float">
            <text:p>47.1168631471</text:p>
          </table:table-cell>
          <table:table-cell office:value-type="float" office:value="45.2169907881269" calcext:value-type="float">
            <text:p>45.2169907881</text:p>
          </table:table-cell>
          <table:table-cell office:value-type="float" office:value="46.6890368852459" calcext:value-type="float">
            <text:p>46.6890368852</text:p>
          </table:table-cell>
          <table:table-cell office:value-type="float" office:value="47.408788962698" calcext:value-type="float">
            <text:p>47.4087889627</text:p>
          </table:table-cell>
          <table:table-cell office:value-type="float" office:value="46.0896516393443" calcext:value-type="float">
            <text:p>46.0896516393</text:p>
          </table:table-cell>
          <table:table-cell office:value-type="float" office:value="46.0706605222734" calcext:value-type="float">
            <text:p>46.0706605223</text:p>
          </table:table-cell>
          <table:table-cell office:value-type="float" office:value="46.8182751540041" calcext:value-type="float">
            <text:p>46.818275154</text:p>
          </table:table-cell>
          <table:table-cell office:value-type="float" office:value="47.1360613810742" calcext:value-type="float">
            <text:p>47.1360613811</text:p>
          </table:table-cell>
          <table:table-cell office:value-type="float" office:value="46.6461853558628" calcext:value-type="float">
            <text:p>46.6461853559</text:p>
          </table:table-cell>
          <table:table-cell office:value-type="float" office:value="46.6613729508197" calcext:value-type="float">
            <text:p>46.6613729508</text:p>
          </table:table-cell>
          <table:table-cell office:value-type="float" office:value="48.1629098360656" calcext:value-type="float">
            <text:p>48.1629098361</text:p>
          </table:table-cell>
          <table:table-cell office:value-type="float" office:value="47.8098411071246" calcext:value-type="float">
            <text:p>47.8098411071</text:p>
          </table:table-cell>
          <table:table-cell office:value-type="float" office:value="48.8609543355567" calcext:value-type="float">
            <text:p>48.8609543356</text:p>
          </table:table-cell>
          <table:table-cell office:value-type="float" office:value="49.2252298263534" calcext:value-type="float">
            <text:p>49.2252298264</text:p>
          </table:table-cell>
          <table:table-cell office:value-type="float" office:value="47.937019969278" calcext:value-type="float">
            <text:p>47.9370199693</text:p>
          </table:table-cell>
          <table:table-cell office:value-type="float" office:value="49.1879815100154" calcext:value-type="float">
            <text:p>49.18798151</text:p>
          </table:table-cell>
          <table:table-cell office:value-type="float" office:value="48.110599078341" calcext:value-type="float">
            <text:p>48.1105990783</text:p>
          </table:table-cell>
          <table:table-cell office:value-type="float" office:value="48.1830265848671" calcext:value-type="float">
            <text:p>48.1830265849</text:p>
          </table:table-cell>
          <table:table-cell office:value-type="float" office:value="47.1058581706064" calcext:value-type="float">
            <text:p>47.1058581706</text:p>
          </table:table-cell>
          <table:table-cell office:value-type="float" office:value="48.8037909836066" calcext:value-type="float">
            <text:p>48.8037909836</text:p>
          </table:table-cell>
          <table:table-cell office:value-type="float" office:value="48.4289379168805" calcext:value-type="float">
            <text:p>48.4289379169</text:p>
          </table:table-cell>
          <table:table-cell office:value-type="float" office:value="48.3767298821117" calcext:value-type="float">
            <text:p>48.3767298821</text:p>
          </table:table-cell>
          <table:table-cell office:value-type="float" office:value="49.4261538461539" calcext:value-type="float">
            <text:p>49.4261538462</text:p>
          </table:table-cell>
          <table:table-cell office:value-type="float" office:value="49.9170081967213" calcext:value-type="float">
            <text:p>49.9170081967</text:p>
          </table:table-cell>
          <table:table-cell office:value-type="float" office:value="49.4489481785531" calcext:value-type="float">
            <text:p>49.4489481786</text:p>
          </table:table-cell>
          <table:table-cell office:value-type="float" office:value="49.1524640657084" calcext:value-type="float">
            <text:p>49.1524640657</text:p>
          </table:table-cell>
          <table:table-cell office:value-type="float" office:value="49.4005141388175" calcext:value-type="float">
            <text:p>49.4005141388</text:p>
          </table:table-cell>
          <table:table-cell office:value-type="float" office:value="48.4526261585994" calcext:value-type="float">
            <text:p>48.4526261586</text:p>
          </table:table-cell>
          <table:table-cell office:value-type="float" office:value="48.458932238193" calcext:value-type="float">
            <text:p>48.4589322382</text:p>
          </table:table-cell>
          <table:table-cell office:value-type="float" office:value="49.5455942622951" calcext:value-type="float">
            <text:p>49.5455942623</text:p>
          </table:table-cell>
          <table:table-cell office:value-type="float" office:value="49.5397232188621" calcext:value-type="float">
            <text:p>49.5397232189</text:p>
          </table:table-cell>
          <table:table-cell office:value-type="float" office:value="49.9378850102669" calcext:value-type="float">
            <text:p>49.9378850103</text:p>
          </table:table-cell>
          <table:table-cell office:value-type="float" office:value="49.9237461617196" calcext:value-type="float">
            <text:p>49.9237461617</text:p>
          </table:table-cell>
          <table:table-cell office:value-type="float" office:value="49.504869297796" calcext:value-type="float">
            <text:p>49.5048692978</text:p>
          </table:table-cell>
          <table:table-cell office:value-type="float" office:value="50.5174358974359" calcext:value-type="float">
            <text:p>50.5174358974</text:p>
          </table:table-cell>
          <table:table-cell office:value-type="float" office:value="49.2655367231638" calcext:value-type="float">
            <text:p>49.2655367232</text:p>
          </table:table-cell>
          <table:table-cell office:value-type="float" office:value="49.9282765737874" calcext:value-type="float">
            <text:p>49.9282765738</text:p>
          </table:table-cell>
          <table:table-cell office:value-type="float" office:value="49.0092927207021" calcext:value-type="float">
            <text:p>49.0092927207</text:p>
          </table:table-cell>
          <table:table-cell office:value-type="float" office:value="50.0770416024653" calcext:value-type="float">
            <text:p>50.0770416025</text:p>
          </table:table-cell>
          <table:table-cell office:value-type="float" office:value="49.6177983539095" calcext:value-type="float">
            <text:p>49.6177983539</text:p>
          </table:table-cell>
          <table:table-cell office:value-type="float" office:value="50.139751552795" calcext:value-type="float">
            <text:p>50.1397515528</text:p>
          </table:table-cell>
          <table:table-cell office:value-type="float" office:value="48.4569365652398" calcext:value-type="float">
            <text:p>48.4569365652</text:p>
          </table:table-cell>
          <table:table-cell office:value-type="float" office:value="48.8218181818182" calcext:value-type="float">
            <text:p>48.8218181818</text:p>
          </table:table-cell>
          <table:table-cell office:value-type="float" office:value="50.3412249099331" calcext:value-type="float">
            <text:p>50.3412249099</text:p>
          </table:table-cell>
          <table:table-cell office:value-type="float" office:value="50.1424897119342" calcext:value-type="float">
            <text:p>50.1424897119</text:p>
          </table:table-cell>
          <table:table-cell office:value-type="float" office:value="49.8384099122354" calcext:value-type="float">
            <text:p>49.8384099122</text:p>
          </table:table-cell>
          <table:table-cell office:value-type="float" office:value="49.0454780361757" calcext:value-type="float">
            <text:p>49.0454780362</text:p>
          </table:table-cell>
          <table:table-cell office:value-type="float" office:value="50.4902162718847" calcext:value-type="float">
            <text:p>50.4902162719</text:p>
          </table:table-cell>
          <table:table-cell office:value-type="float" office:value="50.5036119711042" calcext:value-type="float">
            <text:p>50.5036119711</text:p>
          </table:table-cell>
          <table:table-cell office:value-type="float" office:value="49.8753219989696" calcext:value-type="float">
            <text:p>49.875321999</text:p>
          </table:table-cell>
          <table:table-cell office:value-type="float" office:value="50.6318795430945" calcext:value-type="float">
            <text:p>50.6318795431</text:p>
          </table:table-cell>
          <table:table-cell office:value-type="float" office:value="50.0025974025974" calcext:value-type="float">
            <text:p>50.0025974026</text:p>
          </table:table-cell>
          <table:table-cell office:value-type="float" office:value="51.2459445316588" calcext:value-type="float">
            <text:p>51.2459445317</text:p>
          </table:table-cell>
          <table:table-cell office:value-type="float" office:value="50.9493207941484" calcext:value-type="float">
            <text:p>50.9493207941</text:p>
          </table:table-cell>
          <table:table-cell office:value-type="float" office:value="49.4536029030586" calcext:value-type="float">
            <text:p>49.4536029031</text:p>
          </table:table-cell>
          <table:table-cell office:value-type="float" office:value="48.931877275091" calcext:value-type="float">
            <text:p>48.9318772751</text:p>
          </table:table-cell>
          <table:table-cell office:value-type="float" office:value="50.4492979719189" calcext:value-type="float">
            <text:p>50.4492979719</text:p>
          </table:table-cell>
          <table:table-cell office:value-type="float" office:value="50.3233004670472" calcext:value-type="float">
            <text:p>50.323300467</text:p>
          </table:table-cell>
          <table:table-cell office:value-type="float" office:value="51.4866840731071" calcext:value-type="float">
            <text:p>51.4866840731</text:p>
          </table:table-cell>
          <table:table-cell office:value-type="float" office:value="50.207240293809" calcext:value-type="float">
            <text:p>50.20724029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4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1.2$Windows_x86 LibreOffice_project/7e4286b58adc75a14f6d83f53a03b6c11fa2903</meta:generator>
    <dc:date>2014-04-04T13:45:06.864000000</dc:date>
    <meta:editing-duration>P0D</meta:editing-duration>
    <meta:editing-cycles>1</meta:editing-cycles>
    <meta:document-statistic meta:table-count="1" meta:cell-count="45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eries-source="rows" chart:sort-by-x-values="tru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5cm" svg:height="9.014cm" xlink:href=".." xlink:type="simple" chart:class="chart:scatter" chart:style-name="ch1">
        <chart:plot-area chart:style-name="ch2" table:cell-range-address="Sheet1.A8:Sheet1.DG8 Sheet1.A10:Sheet1.DG10" chart:data-source-has-labels="column" svg:x="0.77cm" svg:y="0.855cm" svg:width="14.595cm" svg:height="7.559cm">
          <chartooo:coordinate-region svg:x="1.391cm" svg:y="1.067cm" svg:width="13.602cm" svg:height="6.67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B10:Sheet1.DG10" chart:label-cell-address="Sheet1.A10:Sheet1.A10" chart:class="chart:scatter">
            <chart:domain table:cell-range-address="Sheet1.B8:Sheet1.DG8"/>
            <chart:data-point chart:repeated="1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</table:table-row>
          </table:table-header-rows>
          <table:table-rows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Sheet1.B8:Sheet1.DG8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2048">
                <text:p>2048</text:p>
              </table:table-cell>
              <table:table-cell office:value-type="float" office:value="2048">
                <text:p>2048</text:p>
              </table:table-cell>
              <table:table-cell office:value-type="float" office:value="2048">
                <text:p>2048</text:p>
              </table:table-cell>
              <table:table-cell office:value-type="float" office:value="2048">
                <text:p>2048</text:p>
              </table:table-cell>
              <table:table-cell office:value-type="float" office:value="2048">
                <text:p>2048</text:p>
              </table:table-cell>
              <table:table-cell office:value-type="float" office:value="2048">
                <text:p>2048</text:p>
              </table:table-cell>
              <table:table-cell office:value-type="float" office:value="2048">
                <text:p>2048</text:p>
              </table:table-cell>
              <table:table-cell office:value-type="float" office:value="2048">
                <text:p>2048</text:p>
              </table:table-cell>
              <table:table-cell office:value-type="float" office:value="2048">
                <text:p>2048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[final]</text:p>
                <draw:g>
                  <svg:desc>Sheet1.A10:Sheet1.A10</svg:desc>
                </draw:g>
              </table:table-cell>
              <table:table-cell office:value-type="float" office:value="15.393541876892">
                <text:p>15.393541876892</text:p>
                <draw:g>
                  <svg:desc>Sheet1.B10:Sheet1.DG10</svg:desc>
                </draw:g>
              </table:table-cell>
              <table:table-cell office:value-type="float" office:value="20.0100857286939">
                <text:p>20.0100857286939</text:p>
              </table:table-cell>
              <table:table-cell office:value-type="float" office:value="24.3635443037975">
                <text:p>24.3635443037975</text:p>
              </table:table-cell>
              <table:table-cell office:value-type="float" office:value="19.3444276348966">
                <text:p>19.3444276348966</text:p>
              </table:table-cell>
              <table:table-cell office:value-type="float" office:value="18.6230419403739">
                <text:p>18.6230419403739</text:p>
              </table:table-cell>
              <table:table-cell office:value-type="float" office:value="19.0972292191436">
                <text:p>19.0972292191436</text:p>
              </table:table-cell>
              <table:table-cell office:value-type="float" office:value="21.5434343434343">
                <text:p>21.5434343434343</text:p>
              </table:table-cell>
              <table:table-cell office:value-type="float" office:value="25.3323216995448">
                <text:p>25.3323216995448</text:p>
              </table:table-cell>
              <table:table-cell office:value-type="float" office:value="5.83149448345035">
                <text:p>5.83149448345035</text:p>
              </table:table-cell>
              <table:table-cell office:value-type="float" office:value="16.2556618017111">
                <text:p>16.2556618017111</text:p>
              </table:table-cell>
              <table:table-cell office:value-type="float" office:value="31.6288032454361">
                <text:p>31.6288032454361</text:p>
              </table:table-cell>
              <table:table-cell office:value-type="float" office:value="34.0102040816326">
                <text:p>34.0102040816326</text:p>
              </table:table-cell>
              <table:table-cell office:value-type="float" office:value="25.8262411347518">
                <text:p>25.8262411347518</text:p>
              </table:table-cell>
              <table:table-cell office:value-type="float" office:value="25.3641442356526">
                <text:p>25.3641442356526</text:p>
              </table:table-cell>
              <table:table-cell office:value-type="float" office:value="17.9580171977744">
                <text:p>17.9580171977744</text:p>
              </table:table-cell>
              <table:table-cell office:value-type="float" office:value="33.3433367243133">
                <text:p>33.3433367243133</text:p>
              </table:table-cell>
              <table:table-cell office:value-type="float" office:value="23.6104356636272">
                <text:p>23.6104356636272</text:p>
              </table:table-cell>
              <table:table-cell office:value-type="float" office:value="27.6325910931174">
                <text:p>27.6325910931174</text:p>
              </table:table-cell>
              <table:table-cell office:value-type="float" office:value="32.8043699186992">
                <text:p>32.8043699186992</text:p>
              </table:table-cell>
              <table:table-cell office:value-type="float" office:value="34.6896901980701">
                <text:p>34.6896901980701</text:p>
              </table:table-cell>
              <table:table-cell office:value-type="float" office:value="36.1717635066259">
                <text:p>36.1717635066259</text:p>
              </table:table-cell>
              <table:table-cell office:value-type="float" office:value="33.714865550482">
                <text:p>33.714865550482</text:p>
              </table:table-cell>
              <table:table-cell office:value-type="float" office:value="39.131390593047">
                <text:p>39.131390593047</text:p>
              </table:table-cell>
              <table:table-cell office:value-type="float" office:value="34.265243902439">
                <text:p>34.265243902439</text:p>
              </table:table-cell>
              <table:table-cell office:value-type="float" office:value="37.5198372329603">
                <text:p>37.5198372329603</text:p>
              </table:table-cell>
              <table:table-cell office:value-type="float" office:value="38.0183486238532">
                <text:p>38.0183486238532</text:p>
              </table:table-cell>
              <table:table-cell office:value-type="float" office:value="37.6162079510703">
                <text:p>37.6162079510703</text:p>
              </table:table-cell>
              <table:table-cell office:value-type="float" office:value="37.6449312277127">
                <text:p>37.6449312277127</text:p>
              </table:table-cell>
              <table:table-cell office:value-type="float" office:value="37.4226856561546">
                <text:p>37.4226856561546</text:p>
              </table:table-cell>
              <table:table-cell office:value-type="float" office:value="33.4750762970498">
                <text:p>33.4750762970498</text:p>
              </table:table-cell>
              <table:table-cell office:value-type="float" office:value="40.7647058823529">
                <text:p>40.7647058823529</text:p>
              </table:table-cell>
              <table:table-cell office:value-type="float" office:value="39.2496179317371">
                <text:p>39.2496179317371</text:p>
              </table:table-cell>
              <table:table-cell office:value-type="float" office:value="41.0568065506653">
                <text:p>41.0568065506653</text:p>
              </table:table-cell>
              <table:table-cell office:value-type="float" office:value="42.3707865168539">
                <text:p>42.3707865168539</text:p>
              </table:table-cell>
              <table:table-cell office:value-type="float" office:value="41.6414708886619">
                <text:p>41.6414708886619</text:p>
              </table:table-cell>
              <table:table-cell office:value-type="float" office:value="43.2685802152742">
                <text:p>43.2685802152742</text:p>
              </table:table-cell>
              <table:table-cell office:value-type="float" office:value="38.5383435582822">
                <text:p>38.5383435582822</text:p>
              </table:table-cell>
              <table:table-cell office:value-type="float" office:value="42.6033604887984">
                <text:p>42.6033604887984</text:p>
              </table:table-cell>
              <table:table-cell office:value-type="float" office:value="40.9923469387755">
                <text:p>40.9923469387755</text:p>
              </table:table-cell>
              <table:table-cell office:value-type="float" office:value="40.6398976982097">
                <text:p>40.6398976982097</text:p>
              </table:table-cell>
              <table:table-cell office:value-type="float" office:value="43.3038363171355">
                <text:p>43.3038363171355</text:p>
              </table:table-cell>
              <table:table-cell office:value-type="float" office:value="44.9627551020408">
                <text:p>44.9627551020408</text:p>
              </table:table-cell>
              <table:table-cell office:value-type="float" office:value="44.4156441717791">
                <text:p>44.4156441717791</text:p>
              </table:table-cell>
              <table:table-cell office:value-type="float" office:value="45.5930292157868">
                <text:p>45.5930292157868</text:p>
              </table:table-cell>
              <table:table-cell office:value-type="float" office:value="44.9611253196931">
                <text:p>44.9611253196931</text:p>
              </table:table-cell>
              <table:table-cell office:value-type="float" office:value="44.3800511508951">
                <text:p>44.3800511508951</text:p>
              </table:table-cell>
              <table:table-cell office:value-type="float" office:value="44.5038245792963">
                <text:p>44.5038245792963</text:p>
              </table:table-cell>
              <table:table-cell office:value-type="float" office:value="43.6934493346981">
                <text:p>43.6934493346981</text:p>
              </table:table-cell>
              <table:table-cell office:value-type="float" office:value="41.2247706422018">
                <text:p>41.2247706422018</text:p>
              </table:table-cell>
              <table:table-cell office:value-type="float" office:value="43.7798259088582">
                <text:p>43.7798259088582</text:p>
              </table:table-cell>
              <table:table-cell office:value-type="float" office:value="47.116863147104">
                <text:p>47.116863147104</text:p>
              </table:table-cell>
              <table:table-cell office:value-type="float" office:value="45.2169907881269">
                <text:p>45.2169907881269</text:p>
              </table:table-cell>
              <table:table-cell office:value-type="float" office:value="46.6890368852459">
                <text:p>46.6890368852459</text:p>
              </table:table-cell>
              <table:table-cell office:value-type="float" office:value="47.408788962698">
                <text:p>47.408788962698</text:p>
              </table:table-cell>
              <table:table-cell office:value-type="float" office:value="46.0896516393443">
                <text:p>46.0896516393443</text:p>
              </table:table-cell>
              <table:table-cell office:value-type="float" office:value="46.0706605222734">
                <text:p>46.0706605222734</text:p>
              </table:table-cell>
              <table:table-cell office:value-type="float" office:value="46.8182751540041">
                <text:p>46.8182751540041</text:p>
              </table:table-cell>
              <table:table-cell office:value-type="float" office:value="47.1360613810742">
                <text:p>47.1360613810742</text:p>
              </table:table-cell>
              <table:table-cell office:value-type="float" office:value="46.6461853558628">
                <text:p>46.6461853558628</text:p>
              </table:table-cell>
              <table:table-cell office:value-type="float" office:value="46.6613729508197">
                <text:p>46.6613729508197</text:p>
              </table:table-cell>
              <table:table-cell office:value-type="float" office:value="48.1629098360656">
                <text:p>48.1629098360656</text:p>
              </table:table-cell>
              <table:table-cell office:value-type="float" office:value="47.8098411071246">
                <text:p>47.8098411071246</text:p>
              </table:table-cell>
              <table:table-cell office:value-type="float" office:value="48.8609543355567">
                <text:p>48.8609543355567</text:p>
              </table:table-cell>
              <table:table-cell office:value-type="float" office:value="49.2252298263534">
                <text:p>49.2252298263534</text:p>
              </table:table-cell>
              <table:table-cell office:value-type="float" office:value="47.937019969278">
                <text:p>47.937019969278</text:p>
              </table:table-cell>
              <table:table-cell office:value-type="float" office:value="49.1879815100154">
                <text:p>49.1879815100154</text:p>
              </table:table-cell>
              <table:table-cell office:value-type="float" office:value="48.110599078341">
                <text:p>48.110599078341</text:p>
              </table:table-cell>
              <table:table-cell office:value-type="float" office:value="48.1830265848671">
                <text:p>48.1830265848671</text:p>
              </table:table-cell>
              <table:table-cell office:value-type="float" office:value="47.1058581706064">
                <text:p>47.1058581706064</text:p>
              </table:table-cell>
              <table:table-cell office:value-type="float" office:value="48.8037909836066">
                <text:p>48.8037909836066</text:p>
              </table:table-cell>
              <table:table-cell office:value-type="float" office:value="48.4289379168805">
                <text:p>48.4289379168805</text:p>
              </table:table-cell>
              <table:table-cell office:value-type="float" office:value="48.3767298821117">
                <text:p>48.3767298821117</text:p>
              </table:table-cell>
              <table:table-cell office:value-type="float" office:value="49.4261538461539">
                <text:p>49.4261538461539</text:p>
              </table:table-cell>
              <table:table-cell office:value-type="float" office:value="49.9170081967213">
                <text:p>49.9170081967213</text:p>
              </table:table-cell>
              <table:table-cell office:value-type="float" office:value="49.4489481785531">
                <text:p>49.4489481785531</text:p>
              </table:table-cell>
              <table:table-cell office:value-type="float" office:value="49.1524640657084">
                <text:p>49.1524640657084</text:p>
              </table:table-cell>
              <table:table-cell office:value-type="float" office:value="49.4005141388175">
                <text:p>49.4005141388175</text:p>
              </table:table-cell>
              <table:table-cell office:value-type="float" office:value="48.4526261585994">
                <text:p>48.4526261585994</text:p>
              </table:table-cell>
              <table:table-cell office:value-type="float" office:value="48.458932238193">
                <text:p>48.458932238193</text:p>
              </table:table-cell>
              <table:table-cell office:value-type="float" office:value="49.5455942622951">
                <text:p>49.5455942622951</text:p>
              </table:table-cell>
              <table:table-cell office:value-type="float" office:value="49.5397232188621">
                <text:p>49.5397232188621</text:p>
              </table:table-cell>
              <table:table-cell office:value-type="float" office:value="49.9378850102669">
                <text:p>49.9378850102669</text:p>
              </table:table-cell>
              <table:table-cell office:value-type="float" office:value="49.9237461617196">
                <text:p>49.9237461617196</text:p>
              </table:table-cell>
              <table:table-cell office:value-type="float" office:value="49.504869297796">
                <text:p>49.504869297796</text:p>
              </table:table-cell>
              <table:table-cell office:value-type="float" office:value="50.5174358974359">
                <text:p>50.5174358974359</text:p>
              </table:table-cell>
              <table:table-cell office:value-type="float" office:value="49.2655367231638">
                <text:p>49.2655367231638</text:p>
              </table:table-cell>
              <table:table-cell office:value-type="float" office:value="49.9282765737874">
                <text:p>49.9282765737874</text:p>
              </table:table-cell>
              <table:table-cell office:value-type="float" office:value="49.0092927207021">
                <text:p>49.0092927207021</text:p>
              </table:table-cell>
              <table:table-cell office:value-type="float" office:value="50.0770416024653">
                <text:p>50.0770416024653</text:p>
              </table:table-cell>
              <table:table-cell office:value-type="float" office:value="49.6177983539095">
                <text:p>49.6177983539095</text:p>
              </table:table-cell>
              <table:table-cell office:value-type="float" office:value="50.139751552795">
                <text:p>50.139751552795</text:p>
              </table:table-cell>
              <table:table-cell office:value-type="float" office:value="48.4569365652398">
                <text:p>48.4569365652398</text:p>
              </table:table-cell>
              <table:table-cell office:value-type="float" office:value="48.8218181818182">
                <text:p>48.8218181818182</text:p>
              </table:table-cell>
              <table:table-cell office:value-type="float" office:value="50.3412249099331">
                <text:p>50.3412249099331</text:p>
              </table:table-cell>
              <table:table-cell office:value-type="float" office:value="50.1424897119342">
                <text:p>50.1424897119342</text:p>
              </table:table-cell>
              <table:table-cell office:value-type="float" office:value="49.8384099122354">
                <text:p>49.8384099122354</text:p>
              </table:table-cell>
              <table:table-cell office:value-type="float" office:value="49.0454780361757">
                <text:p>49.0454780361757</text:p>
              </table:table-cell>
              <table:table-cell office:value-type="float" office:value="50.4902162718847">
                <text:p>50.4902162718847</text:p>
              </table:table-cell>
              <table:table-cell office:value-type="float" office:value="50.5036119711042">
                <text:p>50.5036119711042</text:p>
              </table:table-cell>
              <table:table-cell office:value-type="float" office:value="49.8753219989696">
                <text:p>49.8753219989696</text:p>
              </table:table-cell>
              <table:table-cell office:value-type="float" office:value="50.6318795430945">
                <text:p>50.6318795430945</text:p>
              </table:table-cell>
              <table:table-cell office:value-type="float" office:value="50.0025974025974">
                <text:p>50.0025974025974</text:p>
              </table:table-cell>
              <table:table-cell office:value-type="float" office:value="51.2459445316588">
                <text:p>51.2459445316588</text:p>
              </table:table-cell>
              <table:table-cell office:value-type="float" office:value="50.9493207941484">
                <text:p>50.9493207941484</text:p>
              </table:table-cell>
              <table:table-cell office:value-type="float" office:value="49.4536029030586">
                <text:p>49.4536029030586</text:p>
              </table:table-cell>
              <table:table-cell office:value-type="float" office:value="48.931877275091">
                <text:p>48.931877275091</text:p>
              </table:table-cell>
              <table:table-cell office:value-type="float" office:value="50.4492979719189">
                <text:p>50.4492979719189</text:p>
              </table:table-cell>
              <table:table-cell office:value-type="float" office:value="50.3233004670472">
                <text:p>50.3233004670472</text:p>
              </table:table-cell>
              <table:table-cell office:value-type="float" office:value="51.4866840731071">
                <text:p>51.4866840731071</text:p>
              </table:table-cell>
              <table:table-cell office:value-type="float" office:value="50.207240293809">
                <text:p>50.2072402938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1.2$Windows_x86 LibreOffice_project/7e4286b58adc75a14f6d83f53a03b6c11fa290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